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5">
      <style:graphic-properties draw:stroke="none" svg:stroke-color="#000000" draw:fill="none" draw:fill-color="#ffffff" draw:textarea-horizontal-align="left" draw:auto-grow-height="true" draw:auto-grow-width="false" fo:min-height="17.276cm" fo:min-width="21.012cm"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false" draw:auto-grow-width="false" fo:max-height="0cm" fo:min-height="16.514cm" draw:shadow="hidden"/>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solid" svg:stroke-width="0.051cm" svg:stroke-color="#008000" draw:marker-start-width="0.279cm" draw:marker-end-width="0.279cm" draw:fill="none" draw:fill-color="#ffffff" draw:textarea-horizontal-align="left" draw:auto-grow-height="true" draw:auto-grow-width="true" fo:min-height="0cm" fo:min-width="0cm" fo:padding-top="0.15cm" fo:padding-bottom="0.15cm" fo:padding-left="0.275cm" fo:padding-right="0.275cm" draw:shadow="hidden"/>
    </style:style>
    <style:style style:name="gr7" style:family="graphic" style:parent-style-name="standard">
      <style:graphic-properties draw:stroke="none" svg:stroke-color="#000000" draw:fill="none" draw:fill-color="#ffffff" draw:auto-grow-height="false" draw:auto-grow-width="false" fo:max-height="0cm" fo:min-height="17.276cm" draw:shadow="hidden"/>
    </style:style>
    <style:style style:name="gr8" style:family="graphic" style:parent-style-name="standard">
      <style:graphic-properties draw:stroke="none" svg:stroke-color="#000000" draw:fill="none" draw:fill-color="#ffffff" draw:auto-grow-height="true" draw:auto-grow-width="false" fo:max-height="0cm" fo:min-height="0cm" draw:shadow="hidden"/>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3cm"/>
    </style:style>
    <style:style style:name="pr4" style:family="presentation" style:parent-style-name="Default-outline1" style:list-style-name="L9">
      <style:graphic-properties draw:stroke="solid" fo:min-height="11.929cm"/>
    </style:style>
    <style:style style:name="pr5" style:family="presentation" style:parent-style-name="Default-outline1" style:list-style-name="L9">
      <style:graphic-properties draw:stroke="solid" fo:min-height="11.929cm"/>
    </style:style>
    <style:style style:name="P1" style:family="paragraph">
      <style:text-properties fo:color="#000000"/>
    </style:style>
    <style:style style:name="P2" style:family="paragraph">
      <style:paragraph-properties fo:text-align="center"/>
    </style:style>
    <style:style style:name="P3" style:family="paragraph">
      <style:paragraph-properties fo:text-align="center"/>
      <style:text-properties fo:color="#000000"/>
    </style:style>
    <style:style style:name="P4" style:family="paragraph">
      <style:text-properties fo:color="#000000" fo:font-weight="bold" style:font-weight-asian="bold"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text-position="33% 58%" fo:font-weight="bold" style:font-weight-asian="bold" style:font-weight-complex="bold"/>
    </style:style>
    <style:style style:name="T4" style:family="text">
      <style:text-properties fo:color="#000000" fo:font-family="'Liberation Sans'" style:font-style-name="Regular" style:font-family-asian="'Liberation Sans'" style:font-style-name-asian="Regular" style:font-family-complex="'Liberation Sans'" style:font-style-name-complex="Regular"/>
    </style:style>
    <style:style style:name="T5" style:family="text">
      <style:text-properties fo:color="#000000" fo:font-weight="normal" style:font-weight-asian="normal" style:font-weight-complex="normal"/>
    </style:style>
    <style:style style:name="T6" style:family="text">
      <style:text-properties fo:color="#000000" fo:font-family="cmr10" style:font-pitch="variable" fo:font-weight="normal" style:font-weight-asian="normal" style:font-weight-complex="normal"/>
    </style:style>
    <style:style style:name="T7" style:family="text">
      <style:text-properties fo:color="#000000" fo:font-family="'Liberation Sans'" style:font-family-generic="swiss" style:font-pitch="variable" fo:font-weight="normal" style:font-weight-asian="normal" style:font-weight-complex="normal"/>
    </style:style>
    <style:style style:name="T8" style:family="text">
      <style:text-properties fo:color="#000000" style:text-position="33% 58%" fo:font-family="cmr10" style:font-pitch="variable" fo:font-weight="normal" style:font-weight-asian="normal" style:font-weight-complex="normal"/>
    </style:style>
    <style:style style:name="T9" style:family="text">
      <style:text-properties fo:color="#000000" style:text-position="0% 100%" fo:font-family="'Liberation Sans'" style:font-family-generic="swiss" style:font-pitch="variable" fo:font-weight="normal" style:font-weight-asian="normal" style:font-weight-complex="normal"/>
    </style:style>
    <style:style style:name="T10" style:family="text">
      <style:text-properties fo:color="#000000" style:text-position="0% 100%" fo:font-family="cmr10" style:font-pitch="variable" fo:font-weight="normal" style:font-weight-asian="normal" style:font-weight-complex="normal"/>
    </style:style>
    <style:style style:name="T11" style:family="text">
      <style:text-properties fo:font-size="22pt" style:font-size-asian="22pt" style:font-size-complex="22pt"/>
    </style:style>
    <style:style style:name="T12"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3" style:family="text">
      <style:text-properties style:text-position="33% 58%"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4" style:family="text">
      <style:text-properties style:text-position="0% 1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5" style:family="text">
      <style:text-properties style:text-position="0% 100%"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6" style:family="text">
      <style:text-properties style:text-position="0% 100%"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7" style:family="text">
      <style:text-properties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8" style:family="text">
      <style:text-properties fo:color="#ff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19" style:family="text">
      <style:text-properties fo:color="#000000" fo:font-family="'Liberation Sans'" style:font-family-generic="roman"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0" style:family="text">
      <style:text-properties fo:font-family="cmr10" style:font-pitch="variable"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21" style:family="text">
      <style:text-properties style:text-position="33% 58%" fo:font-family="'Liberation Sans'" style:font-family-generic="roman" style:font-pitch="variable"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22" style:family="text">
      <style:text-properties fo:color="#000000" fo:font-style="italic" fo:font-weight="normal" style:font-style-asian="italic" style:font-weight-asian="normal" style:font-style-complex="italic" style:font-weight-complex="normal"/>
    </style:style>
    <style:style style:name="T23" style:family="text">
      <style:text-properties fo:color="#000000" fo:font-family="'Liberation Sans'" style:font-style-name="Regular" fo:font-weight="normal" style:font-family-asian="'Liberation Sans'" style:font-style-name-asian="Regular" style:font-weight-asian="normal" style:font-family-complex="'Liberation Sans'" style:font-style-name-complex="Regular" style:font-weight-complex="normal"/>
    </style:style>
    <style:style style:name="T24" style:family="text">
      <style:text-properties fo:color="#000000" fo:font-family="'Liberation Sans'" style:font-family-generic="roman" style:font-pitch="variable" fo:font-weight="normal" style:font-family-asian="'Liberation Sans'" style:font-style-name-asian="Regular" style:font-weight-asian="normal" style:font-family-complex="'Liberation Sans'" style:font-style-name-complex="Regular" style:font-weight-complex="normal"/>
    </style:style>
    <style:style style:name="T25" style:family="text">
      <style:text-properties fo:color="#000000" fo:font-family="cmr10" style:font-pitch="variable"/>
    </style:style>
    <style:style style:name="T26"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9">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layer="layout" svg:width="25.908cm" svg:height="18.026cm" svg:x="1.524cm" svg:y="2.794cm">
          <draw:text-box>
            <text:p><text:span text:style-name="T1">The goal of this sub study is to </text:span></text:p>
            <text:p><text:span text:style-name="T1"/></text:p>
            <text:p><text:span text:style-name="T1">1. </text:span><text:span text:style-name="T2">Align, in Exp- &amp; Sim-Data, distribution of Lorentz Invariant quantities (Q</text:span><text:span text:style-name="T3">2</text:span><text:span text:style-name="T2">,W,MM(x) etc). To this end, the following specific subjects are addressed</text:span></text:p>
            <text:p><text:span text:style-name="T2">(which are defined in detail in the document):</text:span></text:p>
            <text:p><text:span text:style-name="T1"/></text:p>
            <text:list text:style-name="L2">
              <text:list-item>
                <text:list>
                  <text:list-item>
                    <text:p><text:span text:style-name="T1">Momentum Corrections </text:span></text:p>
                  </text:list-item>
                  <text:list-item>
                    <text:p><text:span text:style-name="T1">Effective Momentum Corrections</text:span></text:p>
                  </text:list-item>
                  <text:list-item>
                    <text:p><text:span text:style-name="T1">GPP parameters</text:span></text:p>
                  </text:list-item>
                </text:list>
              </text:list-item>
            </text:list>
            <text:p><text:span text:style-name="T1"/></text:p>
            <text:p><text:span text:style-name="T2">DATADIR and ANADIR:</text:span><text:span text:style-name="T1"> </text:span></text:p>
            <text:p><text:span text:style-name="T1">Sim-DATADIR: /e1f.sim2pi.datadir/setup_sim_CentOS6</text:span></text:p>
            <text:p><text:span text:style-name="T1">Sim-ANADIR: Within respective Sim-DATADIR </text:span></text:p>
            <text:p><text:span text:style-name="T1"/></text:p>
            <text:p><text:span text:style-name="T1">Exp-DATADIR: /e1f.2pi.datadir2/./h10/, /e1f.2pi.datadir1/./h10/</text:span></text:p>
            <text:p><text:span text:style-name="T1">Exp-ANADIR: <text:s/>/datadir2/e1f/ana-2pi/exp/q2w2, /datadir2/e1f/ana-2pi/exp/q2w1</text:span></text:p>
            <text:p><text:span text:style-name="T1"/></text:p>
            <text:p><text:span text:style-name="T2">Executables used</text:span><text:span text:style-name="T1">: sub_studies/setup_sim_CentOS6/make_d2pi (for sim-data only)</text:span></text:p>
            <text:p><text:span text:style-name="T1"/></text:p>
            <text:p><text:span text:style-name="T2">Scripts used:</text:span></text:p>
            <text:p><text:span text:style-name="T1">scripts/python/ana_tools.py::plot_ana2pi_MMs()</text:span></text:p>
            <text:p><text:span text:style-name="T1"/></text:p>
            <text:p><text:span text:style-name="T1">2. </text:span><text:span text:style-name="T2">Determine Simulation range for my kinematics [2.0,5.0 ][1.3,3.0]</text:span></text:p>
            <text:p><text:span text:style-name="T1"/></text:p>
            <text:list text:continue-numbering="true" text:style-name="L2">
              <text:list-header>
                <text:p><text:span text:style-name="T1"/></text:p>
              </text:list-header>
            </text:list>
          </draw:text-box>
        </draw:frame>
        <draw:frame draw:style-name="gr2" draw:layer="layout" svg:width="0.502cm" svg:height="1.187cm" svg:x="1.016cm" svg:y="-3.81cm">
          <draw:text-box>
            <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tg-012714</text:p>
          </draw:text-box>
        </draw:frame>
        <draw:frame presentation:style-name="pr3" draw:layer="layout" svg:width="24.639cm" svg:height="12.18cm" svg:x="1.4cm" svg:y="4.914cm" presentation:class="outline">
          <draw:text-box>
            <text:list text:style-name="L4">
              <text:list-item>
                <text:p>SS.1: Aligning...</text:p>
              </text:list-item>
            </text:list>
          </draw:text-box>
        </draw:frame>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4" draw:text-style-name="P1" draw:layer="layout" svg:width="25.908cm" svg:height="19.812cm" svg:x="1.016cm" svg:y="0.762cm">
          <draw:text-box>
            <text:list text:style-name="L1">
              <text:list-header>
                <text:p><text:span text:style-name="T2">Assumptions</text:span></text:p>
                <text:p><text:span text:style-name="T1">1. Event Generator </text:span><text:span text:style-name="T4">≡</text:span><text:span text:style-name="T1"> Nature</text:span></text:p>
                <text:p><text:span text:style-name="T1">2. GSIM <text:s/></text:span><text:span text:style-name="T4">≠ </text:span><text:span text:style-name="T1">CLAS</text:span></text:p>
                <text:list>
                  <text:list-item>
                    <text:list>
                      <text:list-header>
                        <text:p><text:span text:style-name="T1">a. Distribution of Raw detector quantities, as obtained from GSIM and CLAS, for example Track's Hit position from the DC, may be distributed with different resolutions. Therefore, Track Kinematics and subsequent Lorentz Vectors reconstructed and their Invariants, will also have varying resolutions.</text:span></text:p>
                        <text:p><text:span text:style-name="T1"/></text:p>
                        <text:p><text:span text:style-name="T1">b. CLAS may have misaligned detector elements, leading to systematic errors in reconstructing Track Kinematics and LV Invariants. </text:span></text:p>
                        <text:p><text:span text:style-name="T1"/></text:p>
                      </text:list-header>
                    </text:list>
                  </text:list-item>
                </text:list>
              </text:list-header>
            </text:list>
            <text:list text:style-name="L5">
              <text:list-item>
                <text:list>
                  <text:list-header>
                    <text:p><text:span text:style-name="T2">Aligning distribution of Invariants to Expected Distribution</text:span></text:p>
                    <text:p><text:span text:style-name="T5">(Expected Distribution=Natural Distribution, smeared by CLAS resolution)</text:span></text:p>
                    <text:p><text:span text:style-name="T5"/></text:p>
                  </text:list-header>
                </text:list>
              </text:list-item>
            </text:list>
            <text:list text:style-name="L6">
              <text:list-item>
                <text:list>
                  <text:list-item>
                    <text:list>
                      <text:list-item>
                        <text:p><text:span text:style-name="T5"><text:s/></text:span><text:span text:style-name="T5">Experiment(parameters: </text:span><text:span text:style-name="T6">MomCorr</text:span><text:span text:style-name="T5">, </text:span><text:span text:style-name="T6">EffectiveMomCorr-Exp</text:span><text:span text:style-name="T5">)</text:span></text:p>
                      </text:list-item>
                    </text:list>
                  </text:list-item>
                </text:list>
              </text:list-item>
            </text:list>
            <text:list text:style-name="L7">
              <text:list-item>
                <text:list>
                  <text:list-item>
                    <text:list>
                      <text:list-header>
                        <text:p><text:span text:style-name="T5"/></text:p>
                      </text:list-header>
                      <text:list-item>
                        <text:p><text:span text:style-name="T5">Correct for systematic errors in reconstructing Track Kinematics due to misaligned detector elements(</text:span><text:span text:style-name="T6">MomCorr</text:span><text:span text:style-name="T5">)</text:span></text:p>
                      </text:list-item>
                    </text:list>
                  </text:list-item>
                </text:list>
              </text:list-item>
            </text:list>
            <text:list text:style-name="L8">
              <text:list-item>
                <text:list>
                  <text:list-item>
                    <text:list>
                      <text:list-item>
                        <text:list>
                          <text:list-item>
                            <text:p><text:span text:style-name="T5"><text:a xlink:href="http://www.jlab.org/Hall-B/secure/e1f/mirazita/momcorr/" xlink:type="simple">http://www.jlab.org/Hall-B/secure/e1f/mirazita/momcorr/</text:a></text:span></text:p>
                            <text:p><text:span text:style-name="T5"/></text:p>
                          </text:list-item>
                        </text:list>
                      </text:list-item>
                    </text:list>
                  </text:list-item>
                </text:list>
              </text:list-item>
            </text:list>
            <text:list text:style-name="L7">
              <text:list-item>
                <text:list>
                  <text:list-item>
                    <text:list>
                      <text:list-item>
                        <text:p><text:span text:style-name="T5">If needed, apply </text:span><text:span text:style-name="T6">EffectiveMomCorr-Exp (</text:span><text:span text:style-name="T7">in effect, adjust beam energy</text:span><text:span text:style-name="T6">)</text:span></text:p>
                      </text:list-item>
                    </text:list>
                  </text:list-item>
                </text:list>
              </text:list-item>
            </text:list>
            <text:list text:style-name="L8">
              <text:list-item>
                <text:list>
                  <text:list-item>
                    <text:list>
                      <text:list-item>
                        <text:list>
                          <text:list-item>
                            <text:p><text:span text:style-name="T6">MomCorr(p) = A +Bp + Cp</text:span><text:span text:style-name="T8">2 </text:span><text:span text:style-name="T9">(from conversation with Evan) and it appears that, depending on the kinematic region of interest, </text:span><text:span text:style-name="T10">MomCorr</text:span><text:span text:style-name="T9"> maybe over/under-correcting; “tuning” beam energy(be) in this case, serves to offset this.</text:span></text:p>
                          </text:list-item>
                        </text:list>
                      </text:list-item>
                    </text:list>
                    <text:p><text:span text:style-name="T9"/></text:p>
                    <text:p><text:span text:style-name="T9">2) Simulation(parameters: </text:span><text:span text:style-name="T10">GPP-PARS</text:span><text:span text:style-name="T9">, </text:span><text:span text:style-name="T10">EffectiveMomCorr-Sim</text:span><text:span text:style-name="T9">)</text:span></text:p>
                    <text:list>
                      <text:list-header>
                        <text:p><text:span text:style-name="T9">Simulation parameters are adjusted to match Experimental distributions</text:span></text:p>
                      </text:list-header>
                    </text:list>
                  </text:list-item>
                </text:list>
              </text:list-item>
            </text:list>
            <text:list text:style-name="L7">
              <text:list-item>
                <text:list>
                  <text:list-item>
                    <text:list>
                      <text:list-header>
                        <text:p><text:span text:style-name="T1"/></text:p>
                      </text:list-header>
                    </text:list>
                  </text:list-item>
                </text:list>
              </text:list-item>
            </text:list>
            <text:list text:style-name="L2">
              <text:list-item>
                <text:list>
                  <text:list-item>
                    <text:list>
                      <text:list-header>
                        <text:p><text:span text:style-name="T2"/></text:p>
                      </text:list-header>
                    </text:list>
                  </text:list-item>
                </text:list>
              </text:list-item>
            </text:list>
            <text:list text:style-name="L5">
              <text:list-item>
                <text:list>
                  <text:list-item>
                    <text:list>
                      <text:list-item>
                        <text:list>
                          <text:list-header>
                            <text:p><text:span text:style-name="T2"/></text:p>
                          </text:list-header>
                        </text:list>
                      </text:list-item>
                    </text:list>
                  </text:list-item>
                </text:list>
              </text:list-item>
            </text:list>
            <text:list text:style-name="L1">
              <text:list-header>
                <text:p><text:span text:style-name="T1"/></text:p>
              </text:list-header>
            </text:list>
          </draw:text-box>
        </draw:frame>
        <presentation:notes draw:style-name="dp2">
          <draw:page-thumbnail draw:style-name="gr3"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10.538cm" svg:height="11.43cm" svg:x="2.54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list-item>
              <text:list-item>
                <text:p><text:span text:style-name="T14">Apply </text:span><text:span text:style-name="T16">MomCorr</text:span><text:span text:style-name="T14"> to e' momentum</text:span></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cted values, keep be-exp, else</text:span></text:p>
                    <text:p><text:span text:style-name="T17">Adjust </text:span><text:span text:style-name="T18">be-exp <text:s text:c="8"/></text:span><text:span text:style-name="T19">(</text:span><text:span text:style-name="T20">EffectiveMomCorr-Exp</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5" draw:layer="layout" svg:width="8.636cm" svg:height="0.962cm" svg:x="3.302cm" svg:y="0.562cm">
          <draw:text-box>
            <text:p><text:span text:style-name="T2">1. Exp. Parameters:</text:span> be-exp</text:p>
          </draw:text-box>
        </draw:frame>
        <draw:frame draw:style-name="gr5" draw:layer="layout" svg:width="11.684cm" svg:height="0.962cm" svg:x="14.224cm" svg:y="0.559cm">
          <draw:text-box>
            <text:p><text:span text:style-name="T2">2. Sim. Parameters:</text:span><text:span text:style-name="T1"> </text:span>be-sim, gpp-pars</text:p>
          </draw:text-box>
        </draw:frame>
        <draw:frame presentation:style-name="pr5" draw:layer="layout" svg:width="10.538cm" svg:height="11.43cm" svg:x="14.732cm" svg:y="2.032cm" presentation:class="outline" presentation:user-transformed="true">
          <draw:text-box>
            <text:list text:style-name="L9">
              <text:list-item>
                <text:p><text:span text:style-name="T11">Obtain e',p',</text:span><text:span text:style-name="T12">π</text:span><text:span text:style-name="T13">+</text:span><text:span text:style-name="T14">,</text:span><text:span text:style-name="T15">π momentum from DC</text:span></text:p>
                <text:p><text:span text:style-name="T14"/></text:p>
              </text:list-item>
              <text:list-item>
                <text:p><text:span text:style-name="T14">N.A.</text:span></text:p>
                <text:p><text:span text:style-name="T14"/></text:p>
              </text:list-item>
              <text:list-item>
                <text:p><text:span text:style-name="T14">Reconstruct Invariants:</text:span></text:p>
              </text:list-item>
            </text:list>
            <text:list text:style-name="L10">
              <text:list-header>
                <text:p><text:span text:style-name="T14">MM</text:span><text:span text:style-name="T13">top&lt;x&gt;</text:span></text:p>
                <text:list>
                  <text:list-item>
                    <text:p><text:span text:style-name="T11">If </text:span><text:span text:style-name="T12">μ</text:span><text:span text:style-name="T17">,</text:span><text:span text:style-name="T12">σ</text:span><text:span text:style-name="T17"> </text:span><text:span text:style-name="T12">~</text:span><text:span text:style-name="T17"> Experimental values, keep </text:span><text:span text:style-name="T19">gpp-pars</text:span><text:span text:style-name="T17"> &amp; </text:span><text:span text:style-name="T19">be-sim</text:span><text:span text:style-name="T17">, else</text:span></text:p>
                    <text:p><text:span text:style-name="T17"/></text:p>
                    <text:p><text:span text:style-name="T17">Adjust </text:span><text:span text:style-name="T18">gpp-pars</text:span></text:p>
                    <text:p><text:span text:style-name="T17">Adjust </text:span><text:span text:style-name="T18">be-sim <text:s text:c="8"/></text:span><text:span text:style-name="T19">(</text:span><text:span text:style-name="T20">EffectiveMomCorr-Sim</text:span><text:span text:style-name="T17">)</text:span></text:p>
                  </text:list-item>
                </text:list>
                <text:p><text:span text:style-name="T21">. </text:span><text:span text:style-name="T21"><text:tab/></text:span></text:p>
              </text:list-header>
            </text:list>
            <text:list text:style-name="L11">
              <text:list-header>
                <text:p><text:span text:style-name="T21"/></text:p>
              </text:list-header>
            </text:list>
            <text:list text:style-name="L9">
              <text:list-item>
                <text:list>
                  <text:list-header>
                    <text:p><text:span text:style-name="T21"/></text:p>
                  </text:list-header>
                </text:list>
              </text:list-item>
            </text:list>
          </draw:text-box>
        </draw:frame>
        <draw:frame draw:style-name="gr6" draw:text-style-name="P3" draw:layer="layout" svg:width="23.895cm" svg:height="1.723cm" svg:x="2.032cm" svg:y="15.24cm">
          <draw:text-box>
            <text:p text:style-name="P2"><text:span text:style-name="T1">Therefore, after these 2 steps, MM distributions, in Exp- &amp; Sim-Data, should match </text:span></text:p>
            <text:p text:style-name="P2"><text:span text:style-name="T1">each other and their be in accordance with the Expected Distribution</text:span></text:p>
          </draw:text-box>
        </draw:frame>
        <presentation:notes draw:style-name="dp2">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7" draw:text-style-name="P4" draw:layer="layout" svg:width="25.908cm" svg:height="16.256cm" svg:x="1.016cm" svg:y="0.762cm">
          <draw:text-box>
            <text:p><text:span text:style-name="T2">Results and Observations for:</text:span></text:p>
            <text:list text:style-name="L5">
              <text:list-item>
                <text:p><text:span text:style-name="T5">[Q2,W] = [1.9,2.5][1.3,1.9]</text:span></text:p>
              </text:list-item>
              <text:list-item>
                <text:p><text:span text:style-name="T5">Double, charged electroproduction (Simulation uses “Model”)</text:span></text:p>
              </text:list-item>
              <text:list-item>
                <text:p><text:span text:style-name="T5">Cuts applied before obtain MM distributions: </text:span><text:span text:style-name="T6">eid,efid</text:span></text:p>
              </text:list-item>
            </text:list>
            <text:p><text:span text:style-name="T2"/></text:p>
            <text:p><text:span text:style-name="T2">Experimental Parameters:</text:span></text:p>
            <text:p><text:span text:style-name="T5">be-exp=5.497 GeV</text:span></text:p>
            <text:p><text:span text:style-name="T2"/></text:p>
            <text:p><text:span text:style-name="T2">Simulation Parameters:</text:span></text:p>
            <text:p><text:span text:style-name="T5">Gpp-pars = 1.37,1.37,1.37,0.962 (same as Evan's)</text:span></text:p>
            <text:p><text:span text:style-name="T5">be-sim=5.485 GeV</text:span></text:p>
            <text:p><text:span text:style-name="T2"/></text:p>
            <text:p><text:span text:style-name="T22">&lt;Show plots&gt;</text:span></text:p>
            <text:list text:style-name="L2">
              <text:list-item>
                <text:p><text:span text:style-name="T5"><text:s/></text:span><text:span text:style-name="T5">MM distributions in Exp- &amp; Sim-Data are not in 100% agreement. What are the repercussions? Systematic errors in Acceptance calculation.</text:span></text:p>
              </text:list-item>
            </text:list>
            <text:list text:style-name="L7">
              <text:list-item>
                <text:list>
                  <text:list-item>
                    <text:list>
                      <text:list-item>
                        <text:p><text:span text:style-name="T5">Since </text:span><text:span text:style-name="T6">SA = SR/ST</text:span><text:span text:style-name="T5"> and </text:span><text:span text:style-name="T6">SR</text:span><text:span text:style-name="T5"> distribution is narrower/wider compared with Expected Distribution, </text:span><text:span text:style-name="T6">SA</text:span><text:span text:style-name="T5"> can be over/underestimated. Therefore, </text:span><text:span text:style-name="T6">EC</text:span><text:span text:style-name="T5"> can be under/over estimated.</text:span></text:p>
                      </text:list-item>
                    </text:list>
                  </text:list-item>
                </text:list>
              </text:list-item>
            </text:list>
            <text:p><text:span text:style-name="T5"><text:tab/></text:span><text:span text:style-name="T5"> <text:s text:c="2"/></text:span><text:span text:style-name="T5">Current estimate of error </text:span><text:span text:style-name="T23">≈</text:span><text:span text:style-name="T24"> -2% <text:s/>to -1%</text:span><text:span text:style-name="T5"> (depending on topology)</text:span></text:p>
            <text:p><text:span text:style-name="T5"/></text:p>
            <text:p><text:span text:style-name="T5"><text:tab/></text:span><text:span text:style-name="T5">ii. <text:s/>Exp- &amp; Sim-Data will have varying levels of Bin Migration and this will be a another </text:span><text:span text:style-name="T5"><text:tab/></text:span><text:span text:style-name="T5"><text:tab/></text:span><text:span text:style-name="T5"> <text:s text:c="3"/>(secondary?) source of systematic error in Acceptance calculation</text:span></text:p>
            <text:p><text:span text:style-name="T5"><text:s/></text:span></text:p>
            <text:list text:continue-numbering="true" text:style-name="L7">
              <text:list-item>
                <text:list>
                  <text:list-item>
                    <text:list>
                      <text:list-header>
                        <text:p><text:span text:style-name="T5"/></text:p>
                      </text:list-header>
                    </text:list>
                  </text:list-item>
                </text:list>
                <text:p><text:span text:style-name="T5"/></text:p>
              </text:list-item>
            </text:list>
            <text:list text:style-name="L5">
              <text:list-header>
                <text:p><text:span text:style-name="T5"/></text:p>
              </text:list-header>
            </text:list>
            <text:list text:style-name="L7">
              <text:list-header>
                <text:p><text:span text:style-name="T5"/></text:p>
                <text:p><text:span text:style-name="T5"/></text:p>
                <text:p><text:span text:style-name="T5"/></text:p>
              </text:list-header>
            </text:list>
          </draw:text-box>
        </draw:frame>
        <presentation:notes draw:style-name="dp2">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8" draw:text-style-name="P1" draw:layer="layout" svg:width="26.162cm" svg:height="13.786cm" svg:x="0.762cm" svg:y="0.508cm">
          <draw:text-box>
            <text:p><text:span text:style-name="T2">(Related &amp; Unrelated) Future work</text:span></text:p>
            <text:p><text:span text:style-name="T1"/></text:p>
            <text:list text:style-name="L5">
              <text:list-item>
                <text:p><text:span text:style-name="T1">Apply </text:span><text:span text:style-name="T25">pid,hfid</text:span><text:span text:style-name="T1"> etc to clear up Background under MM distributions.</text:span></text:p>
                <text:list>
                  <text:list-item>
                    <text:p><text:span text:style-name="T1">Improve fits to exp-MM distributions and improve error estimation of Acceptance</text:span></text:p>
                  </text:list-item>
                  <text:list-item>
                    <text:p><text:span text:style-name="T1">More importantly, find a better estimate for MM cuts</text:span></text:p>
                  </text:list-item>
                </text:list>
              </text:list-item>
            </text:list>
            <text:list text:style-name="L12">
              <text:list-item>
                <text:p><text:span text:style-name="T1">Study MM cut for Top 1 in more detail</text:span></text:p>
              </text:list-item>
            </text:list>
            <text:list text:style-name="L5">
              <text:list-item>
                <text:p><text:span text:style-name="T1">Finalize cuts for each Topology</text:span></text:p>
                <text:list>
                  <text:list-item>
                    <text:p><text:span text:style-name="T1">For this, BG under MM distributions will have to be understood</text:span></text:p>
                  </text:list-item>
                </text:list>
              </text:list-item>
              <text:list-item>
                <text:p><text:span text:style-name="T26">Finish Q2,W resolution study for Simulation and start full kinematic Simulation!</text:span></text:p>
                <text:p><text:span text:style-name="T26"/></text:p>
              </text:list-item>
            </text:list>
            <text:p><text:span text:style-name="T2">General Knowledge gained from in meeting</text:span></text:p>
            <text:p><text:span text:style-name="T2"/></text:p>
            <text:p><text:span text:style-name="T5">Techniques for BG subtraction:</text:span></text:p>
            <text:list text:style-name="L12">
              <text:list-item>
                <text:p><text:span text:style-name="T5">Sideband subtraction</text:span></text:p>
              </text:list-item>
              <text:list-item>
                <text:p><text:span text:style-name="T5">Subtract BG using Sim-Data</text:span></text:p>
              </text:list-item>
              <text:list-item>
                <text:p><text:span text:style-name="T5">Estimate BG using Exp-Data and then subtract</text:span></text:p>
              </text:list-item>
            </text:list>
            <text:p><text:span text:style-name="T2"/></text:p>
            <text:p><text:span text:style-name="T26"/></text:p>
            <text:list text:style-name="L5">
              <text:list-header>
                <text:p><text:span text:style-name="T1"/></text:p>
              </text:list-header>
            </text:list>
          </draw:text-box>
        </draw:frame>
        <presentation:notes draw:style-name="dp2">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0000"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0000"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rjun Trivedi</meta:initial-creator>
    <meta:creation-date>2014-01-27T06:58:44</meta:creation-date>
    <dc:date>2014-01-31T13:35:02</dc:date>
    <dc:creator>Arjun Trivedi</dc:creator>
    <meta:editing-duration>P2DT3H50M34S</meta:editing-duration>
    <meta:editing-cycles>216</meta:editing-cycles>
    <meta:generator>LibreOffice/3.5$Linux_X86_64 LibreOffice_project/350m1$Build-2</meta:generator>
    <meta:document-statistic meta:object-count="45"/>
  </office:meta>
</office:document-meta>
</file>